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000000" fo:font-size="15pt" style:font-size-asian="15pt" style:font-size-complex="15pt"/>
    </style:style>
    <style:style style:name="P5" style:family="paragraph" style:parent-style-name="Standard">
      <style:text-properties fo:color="#000000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2</text:p>
      <text:p text:style-name="P1">Team:　K.K.K.</text:p>
      <text:p text:style-name="P1"/>
      <text:p text:style-name="P3">各課題の実装方針や、必要と思われるその他作業の見積もりなど。</text:p>
      <text:p text:style-name="P4">各自実装、次の時間に実装する予定</text:p>
      <text:p text:style-name="P2">s1240xxx: </text:p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5">s1250085:</text:p>
      <text:p text:style-name="P5">要件を読み、大まかなプログラムの設計を考え、作り始めた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4-24T12:47:49</dc:date>
    <meta:editing-duration>PT24M45S</meta:editing-duration>
    <meta:editing-cycles>3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41" meta:character-count="210"/>
  </office:meta>
</office:document-meta>
</file>